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01mm"/>
    </style:style>
    <style:style style:name="co3" style:family="table-column">
      <style:table-column-properties fo:break-before="auto" style:column-width="11.01mm"/>
    </style:style>
    <style:style style:name="ro1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26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31"/>
        </table:table-row>
        <table:table-row table:style-name="ro1">
          <table:table-cell table:number-columns-repeated="2"/>
          <table:table-cell office:value-type="string" calcext:value-type="string">
            <text:p>x/z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$4]+[.F4]" office:value-type="float" office:value="1" calcext:value-type="float">
            <text:p>1</text:p>
          </table:table-cell>
          <table:table-cell table:formula="of:=[.$A$5]+[.G4]" office:value-type="float" office:value="1" calcext:value-type="float">
            <text:p>1</text:p>
          </table:table-cell>
          <table:table-cell table:formula="of:=[.$A$4]+[.H4]" office:value-type="float" office:value="2" calcext:value-type="float">
            <text:p>2</text:p>
          </table:table-cell>
          <table:table-cell table:formula="of:=[.$A$5]+[.I4]" office:value-type="float" office:value="2" calcext:value-type="float">
            <text:p>2</text:p>
          </table:table-cell>
          <table:table-cell table:formula="of:=[.$A$4]+[.J4]" office:value-type="float" office:value="3" calcext:value-type="float">
            <text:p>3</text:p>
          </table:table-cell>
          <table:table-cell table:formula="of:=[.$A$5]+[.K4]" office:value-type="float" office:value="3" calcext:value-type="float">
            <text:p>3</text:p>
          </table:table-cell>
          <table:table-cell table:formula="of:=[.$A$4]+[.L4]" office:value-type="float" office:value="4" calcext:value-type="float">
            <text:p>4</text:p>
          </table:table-cell>
          <table:table-cell table:formula="of:=[.$A$5]+[.M4]" office:value-type="float" office:value="4" calcext:value-type="float">
            <text:p>4</text:p>
          </table:table-cell>
          <table:table-cell table:formula="of:=[.$A$4]+[.N4]" office:value-type="float" office:value="5" calcext:value-type="float">
            <text:p>5</text:p>
          </table:table-cell>
          <table:table-cell table:formula="of:=[.$A$5]+[.O4]" office:value-type="float" office:value="5" calcext:value-type="float">
            <text:p>5</text:p>
          </table:table-cell>
          <table:table-cell table:formula="of:=[.$A$4]+[.P4]" office:value-type="float" office:value="6" calcext:value-type="float">
            <text:p>6</text:p>
          </table:table-cell>
          <table:table-cell table:formula="of:=[.$A$5]+[.Q4]" office:value-type="float" office:value="6" calcext:value-type="float">
            <text:p>6</text:p>
          </table:table-cell>
          <table:table-cell table:formula="of:=[.$A$4]+[.R4]" office:value-type="float" office:value="7" calcext:value-type="float">
            <text:p>7</text:p>
          </table:table-cell>
          <table:table-cell table:formula="of:=[.$A$5]+[.S4]" office:value-type="float" office:value="7" calcext:value-type="float">
            <text:p>7</text:p>
          </table:table-cell>
          <table:table-cell table:formula="of:=[.$A$4]+[.T4]" office:value-type="float" office:value="8" calcext:value-type="float">
            <text:p>8</text:p>
          </table:table-cell>
          <table:table-cell table:formula="of:=[.$A$5]+[.U4]" office:value-type="float" office:value="8" calcext:value-type="float">
            <text:p>8</text:p>
          </table:table-cell>
          <table:table-cell table:formula="of:=[.$A$4]+[.V4]" office:value-type="float" office:value="9" calcext:value-type="float">
            <text:p>9</text:p>
          </table:table-cell>
          <table:table-cell table:formula="of:=[.$A$5]+[.W4]" office:value-type="float" office:value="9" calcext:value-type="float">
            <text:p>9</text:p>
          </table:table-cell>
          <table:table-cell table:formula="of:=[.$A$4]+[.X4]" office:value-type="float" office:value="10" calcext:value-type="float">
            <text:p>10</text:p>
          </table:table-cell>
          <table:table-cell table:formula="of:=[.$A$5]+[.Y4]" office:value-type="float" office:value="10" calcext:value-type="float">
            <text:p>10</text:p>
          </table:table-cell>
          <table:table-cell table:formula="of:=[.$A$4]+[.Z4]" office:value-type="float" office:value="11" calcext:value-type="float">
            <text:p>11</text:p>
          </table:table-cell>
          <table:table-cell table:formula="of:=[.$A$5]+[.AA4]" office:value-type="float" office:value="11" calcext:value-type="float">
            <text:p>11</text:p>
          </table:table-cell>
          <table:table-cell table:formula="of:=[.$A$4]+[.AB4]" office:value-type="float" office:value="12" calcext:value-type="float">
            <text:p>12</text:p>
          </table:table-cell>
          <table:table-cell table:formula="of:=[.$A$5]+[.AC4]" office:value-type="float" office:value="12" calcext:value-type="float">
            <text:p>12</text:p>
          </table:table-cell>
          <table:table-cell table:formula="of:=[.$A$4]+[.AD4]" office:value-type="float" office:value="13" calcext:value-type="float">
            <text:p>13</text:p>
          </table:table-cell>
          <table:table-cell table:formula="of:=[.$A$5]+[.AE4]" office:value-type="float" office:value="13" calcext:value-type="float">
            <text:p>13</text:p>
          </table:table-cell>
          <table:table-cell table:formula="of:=[.$A$4]+[.AF4]" office:value-type="float" office:value="14" calcext:value-type="float">
            <text:p>14</text:p>
          </table:table-cell>
          <table:table-cell table:formula="of:=[.$A$5]+[.AG4]" office:value-type="float" office:value="14" calcext:value-type="float">
            <text:p>14</text:p>
          </table:table-cell>
          <table:table-cell table:formula="of:=[.$A$4]+[.AH4]" office:value-type="float" office:value="15" calcext:value-type="float">
            <text:p>15</text:p>
          </table:table-cell>
          <table:table-cell table:formula="of:=[.$A$5]+[.AI4]" office:value-type="float" office:value="15" calcext:value-type="float">
            <text:p>15</text:p>
          </table:table-cell>
          <table:table-cell table:formula="of:=[.$A$4]+[.AJ4]" office:value-type="float" office:value="16" calcext:value-type="float">
            <text:p>16</text:p>
          </table:table-cell>
          <table:table-cell table:formula="of:=[.$A$5]+[.AK4]" office:value-type="float" office:value="16" calcext:value-type="float">
            <text:p>16</text:p>
          </table:table-cell>
          <table:table-cell table:formula="of:=[.$A$4]+[.AL4]" office:value-type="float" office:value="17" calcext:value-type="float">
            <text:p>17</text:p>
          </table:table-cell>
          <table:table-cell table:formula="of:=[.$A$5]+[.AM4]" office:value-type="float" office:value="17" calcext:value-type="float">
            <text:p>17</text:p>
          </table:table-cell>
          <table:table-cell table:formula="of:=[.$A$4]+[.AN4]" office:value-type="float" office:value="18" calcext:value-type="float">
            <text:p>18</text:p>
          </table:table-cell>
          <table:table-cell table:formula="of:=[.$A$5]+[.AO4]" office:value-type="float" office:value="18" calcext:value-type="float">
            <text:p>18</text:p>
          </table:table-cell>
          <table:table-cell table:formula="of:=[.$A$4]+[.AP4]" office:value-type="float" office:value="19" calcext:value-type="float">
            <text:p>19</text:p>
          </table:table-cell>
          <table:table-cell table:formula="of:=[.$A$5]+[.AQ4]" office:value-type="float" office:value="19" calcext:value-type="float">
            <text:p>19</text:p>
          </table:table-cell>
          <table:table-cell table:formula="of:=[.$A$4]+[.AR4]" office:value-type="float" office:value="20" calcext:value-type="float">
            <text:p>20</text:p>
          </table:table-cell>
          <table:table-cell table:formula="of:=[.$A$5]+[.AS4]" office:value-type="float" office:value="20" calcext:value-type="float">
            <text:p>20</text:p>
          </table:table-cell>
          <table:table-cell table:formula="of:=[.$A$4]+[.AT4]" office:value-type="float" office:value="21" calcext:value-type="float">
            <text:p>21</text:p>
          </table:table-cell>
          <table:table-cell table:formula="of:=[.$A$5]+[.AU4]" office:value-type="float" office:value="21" calcext:value-type="float">
            <text:p>21</text:p>
          </table:table-cell>
          <table:table-cell table:formula="of:=[.$A$4]+[.AV4]" office:value-type="float" office:value="22" calcext:value-type="float">
            <text:p>22</text:p>
          </table:table-cell>
          <table:table-cell table:formula="of:=[.$A$5]+[.AW4]" office:value-type="float" office:value="22" calcext:value-type="float">
            <text:p>22</text:p>
          </table:table-cell>
          <table:table-cell table:formula="of:=[.$A$4]+[.AX4]" office:value-type="float" office:value="23" calcext:value-type="float">
            <text:p>23</text:p>
          </table:table-cell>
          <table:table-cell table:formula="of:=[.$A$5]+[.AY4]" office:value-type="float" office:value="23" calcext:value-type="float">
            <text:p>23</text:p>
          </table:table-cell>
          <table:table-cell table:formula="of:=[.$A$4]+[.AZ4]" office:value-type="float" office:value="24" calcext:value-type="float">
            <text:p>24</text:p>
          </table:table-cell>
          <table:table-cell table:formula="of:=[.$A$5]+[.BA4]" office:value-type="float" office:value="24" calcext:value-type="float">
            <text:p>24</text:p>
          </table:table-cell>
          <table:table-cell table:formula="of:=[.$A$4]+[.BB4]" office:value-type="float" office:value="25" calcext:value-type="float">
            <text:p>25</text:p>
          </table:table-cell>
          <table:table-cell table:formula="of:=[.$A$5]+[.BC4]" office:value-type="float" office:value="25" calcext:value-type="float">
            <text:p>25</text:p>
          </table:table-cell>
          <table:table-cell table:formula="of:=[.$A$4]+[.BD4]" office:value-type="float" office:value="26" calcext:value-type="float">
            <text:p>26</text:p>
          </table:table-cell>
          <table:table-cell table:formula="of:=[.$A$5]+[.BE4]" office:value-type="float" office:value="26" calcext:value-type="float">
            <text:p>26</text:p>
          </table:table-cell>
          <table:table-cell table:formula="of:=[.$A$4]+[.BF4]" office:value-type="float" office:value="27" calcext:value-type="float">
            <text:p>27</text:p>
          </table:table-cell>
          <table:table-cell table:formula="of:=[.$A$5]+[.BG4]" office:value-type="float" office:value="27" calcext:value-type="float">
            <text:p>27</text:p>
          </table:table-cell>
          <table:table-cell table:formula="of:=[.$A$4]+[.BH4]" office:value-type="float" office:value="28" calcext:value-type="float">
            <text:p>28</text:p>
          </table:table-cell>
          <table:table-cell table:formula="of:=[.$A$5]+[.BI4]" office:value-type="float" office:value="28" calcext:value-type="float">
            <text:p>28</text:p>
          </table:table-cell>
          <table:table-cell table:formula="of:=[.$A$4]+[.BJ4]" office:value-type="float" office:value="29" calcext:value-type="float">
            <text:p>29</text:p>
          </table:table-cell>
          <table:table-cell table:formula="of:=[.$A$5]+[.BK4]" office:value-type="float" office:value="29" calcext:value-type="float">
            <text:p>29</text:p>
          </table:table-cell>
          <table:table-cell table:formula="of:=[.$A$4]+[.BL4]" office:value-type="float" office:value="30" calcext:value-type="float">
            <text:p>30</text:p>
          </table:table-cell>
          <table:table-cell table:formula="of:=[.$A$5]+[.BM4]" office:value-type="float" office:value="30" calcext:value-type="float">
            <text:p>30</text:p>
          </table:table-cell>
          <table:table-cell table:formula="of:=[.$A$4]+[.BN4]" office:value-type="float" office:value="31" calcext:value-type="float">
            <text:p>31</text:p>
          </table:table-cell>
          <table:table-cell table:formula="of:=[.$A$5]+[.BO4]" office:value-type="float" office:value="31" calcext:value-type="float">
            <text:p>31</text:p>
          </table:table-cell>
          <table:table-cell table:formula="of:=[.$A$4]+[.BP4]" office:value-type="float" office:value="32" calcext:value-type="float">
            <text:p>32</text:p>
          </table:table-cell>
          <table:table-cell table:formula="of:=[.$A$5]+[.BQ4]" office:value-type="float" office:value="32" calcext:value-type="float">
            <text:p>32</text:p>
          </table:table-cell>
          <table:table-cell table:formula="of:=[.$A$4]+[.BR4]" office:value-type="float" office:value="33" calcext:value-type="float">
            <text:p>33</text:p>
          </table:table-cell>
          <table:table-cell table:formula="of:=[.$A$5]+[.BS4]" office:value-type="float" office:value="33" calcext:value-type="float">
            <text:p>33</text:p>
          </table:table-cell>
          <table:table-cell table:formula="of:=[.$A$4]+[.BT4]" office:value-type="float" office:value="34" calcext:value-type="float">
            <text:p>34</text:p>
          </table:table-cell>
          <table:table-cell table:formula="of:=[.$A$5]+[.BU4]" office:value-type="float" office:value="34" calcext:value-type="float">
            <text:p>34</text:p>
          </table:table-cell>
          <table:table-cell table:formula="of:=[.$A$4]+[.BV4]" office:value-type="float" office:value="35" calcext:value-type="float">
            <text:p>35</text:p>
          </table:table-cell>
          <table:table-cell table:formula="of:=[.$A$5]+[.BW4]" office:value-type="float" office:value="35" calcext:value-type="float">
            <text:p>35</text:p>
          </table:table-cell>
          <table:table-cell table:formula="of:=[.$A$4]+[.BX4]" office:value-type="float" office:value="36" calcext:value-type="float">
            <text:p>36</text:p>
          </table:table-cell>
          <table:table-cell table:formula="of:=[.$A$5]+[.BY4]" office:value-type="float" office:value="36" calcext:value-type="float">
            <text:p>36</text:p>
          </table:table-cell>
          <table:table-cell table:formula="of:=[.$A$4]+[.BZ4]" office:value-type="float" office:value="37" calcext:value-type="float">
            <text:p>37</text:p>
          </table:table-cell>
          <table:table-cell table:formula="of:=[.$A$5]+[.CA4]" office:value-type="float" office:value="37" calcext:value-type="float">
            <text:p>37</text:p>
          </table:table-cell>
          <table:table-cell table:formula="of:=[.$A$4]+[.CB4]" office:value-type="float" office:value="38" calcext:value-type="float">
            <text:p>38</text:p>
          </table:table-cell>
          <table:table-cell table:formula="of:=[.$A$5]+[.CC4]" office:value-type="float" office:value="38" calcext:value-type="float">
            <text:p>38</text:p>
          </table:table-cell>
          <table:table-cell table:formula="of:=[.$A$4]+[.CD4]" office:value-type="float" office:value="39" calcext:value-type="float">
            <text:p>39</text:p>
          </table:table-cell>
          <table:table-cell table:formula="of:=[.$A$5]+[.CE4]" office:value-type="float" office:value="39" calcext:value-type="float">
            <text:p>39</text:p>
          </table:table-cell>
          <table:table-cell table:formula="of:=[.$A$4]+[.CF4]" office:value-type="float" office:value="40" calcext:value-type="float">
            <text:p>40</text:p>
          </table:table-cell>
          <table:table-cell table:formula="of:=[.$A$5]+[.CG4]" office:value-type="float" office:value="40" calcext:value-type="float">
            <text:p>40</text:p>
          </table:table-cell>
          <table:table-cell table:formula="of:=[.$A$4]+[.CH4]" office:value-type="float" office:value="41" calcext:value-type="float">
            <text:p>41</text:p>
          </table:table-cell>
          <table:table-cell table:formula="of:=[.$A$5]+[.CI4]" office:value-type="float" office:value="41" calcext:value-type="float">
            <text:p>41</text:p>
          </table:table-cell>
          <table:table-cell table:formula="of:=[.$A$4]+[.CJ4]" office:value-type="float" office:value="42" calcext:value-type="float">
            <text:p>42</text:p>
          </table:table-cell>
          <table:table-cell table:formula="of:=[.$A$5]+[.CK4]" office:value-type="float" office:value="42" calcext:value-type="float">
            <text:p>42</text:p>
          </table:table-cell>
          <table:table-cell table:formula="of:=[.$A$4]+[.CL4]" office:value-type="float" office:value="43" calcext:value-type="float">
            <text:p>43</text:p>
          </table:table-cell>
          <table:table-cell table:formula="of:=[.$A$5]+[.CM4]" office:value-type="float" office:value="43" calcext:value-type="float">
            <text:p>43</text:p>
          </table:table-cell>
          <table:table-cell table:formula="of:=[.$A$4]+[.CN4]" office:value-type="float" office:value="44" calcext:value-type="float">
            <text:p>44</text:p>
          </table:table-cell>
          <table:table-cell table:formula="of:=[.$A$5]+[.CO4]" office:value-type="float" office:value="44" calcext:value-type="float">
            <text:p>44</text:p>
          </table:table-cell>
          <table:table-cell table:formula="of:=[.$A$4]+[.CP4]" office:value-type="float" office:value="45" calcext:value-type="float">
            <text:p>45</text:p>
          </table:table-cell>
          <table:table-cell table:formula="of:=[.$A$5]+[.CQ4]" office:value-type="float" office:value="45" calcext:value-type="float">
            <text:p>45</text:p>
          </table:table-cell>
          <table:table-cell table:formula="of:=[.$A$4]+[.CR4]" office:value-type="float" office:value="46" calcext:value-type="float">
            <text:p>46</text:p>
          </table:table-cell>
          <table:table-cell table:formula="of:=[.$A$5]+[.CS4]" office:value-type="float" office:value="46" calcext:value-type="float">
            <text:p>46</text:p>
          </table:table-cell>
          <table:table-cell table:formula="of:=[.$A$4]+[.CT4]" office:value-type="float" office:value="47" calcext:value-type="float">
            <text:p>47</text:p>
          </table:table-cell>
          <table:table-cell table:formula="of:=[.$A$5]+[.CU4]" office:value-type="float" office:value="47" calcext:value-type="float">
            <text:p>47</text:p>
          </table:table-cell>
          <table:table-cell table:formula="of:=[.$A$4]+[.CV4]" office:value-type="float" office:value="48" calcext:value-type="float">
            <text:p>48</text:p>
          </table:table-cell>
          <table:table-cell table:formula="of:=[.$A$5]+[.CW4]" office:value-type="float" office:value="48" calcext:value-type="float">
            <text:p>48</text:p>
          </table:table-cell>
          <table:table-cell table:formula="of:=[.$A$4]+[.CX4]" office:value-type="float" office:value="49" calcext:value-type="float">
            <text:p>49</text:p>
          </table:table-cell>
          <table:table-cell table:formula="of:=[.$A$5]+[.CY4]" office:value-type="float" office:value="49" calcext:value-type="float">
            <text:p>49</text:p>
          </table:table-cell>
          <table:table-cell table:formula="of:=[.$A$4]+[.CZ4]" office:value-type="float" office:value="50" calcext:value-type="float">
            <text:p>50</text:p>
          </table:table-cell>
          <table:table-cell table:formula="of:=[.$A$5]+[.DA4]" office:value-type="float" office:value="50" calcext:value-type="float">
            <text:p>50</text:p>
          </table:table-cell>
          <table:table-cell table:formula="of:=[.$A$4]+[.DB4]" office:value-type="float" office:value="51" calcext:value-type="float">
            <text:p>51</text:p>
          </table:table-cell>
          <table:table-cell table:formula="of:=[.$A$5]+[.DC4]" office:value-type="float" office:value="51" calcext:value-type="float">
            <text:p>51</text:p>
          </table:table-cell>
          <table:table-cell table:formula="of:=[.$A$4]+[.DD4]" office:value-type="float" office:value="52" calcext:value-type="float">
            <text:p>52</text:p>
          </table:table-cell>
          <table:table-cell table:formula="of:=[.$A$5]+[.DE4]" office:value-type="float" office:value="52" calcext:value-type="float">
            <text:p>52</text:p>
          </table:table-cell>
          <table:table-cell table:formula="of:=[.$A$4]+[.DF4]" office:value-type="float" office:value="53" calcext:value-type="float">
            <text:p>53</text:p>
          </table:table-cell>
          <table:table-cell table:formula="of:=[.$A$5]+[.DG4]" office:value-type="float" office:value="53" calcext:value-type="float">
            <text:p>53</text:p>
          </table:table-cell>
          <table:table-cell table:formula="of:=[.$A$4]+[.DH4]" office:value-type="float" office:value="54" calcext:value-type="float">
            <text:p>54</text:p>
          </table:table-cell>
          <table:table-cell table:formula="of:=[.$A$5]+[.DI4]" office:value-type="float" office:value="54" calcext:value-type="float">
            <text:p>54</text:p>
          </table:table-cell>
          <table:table-cell table:formula="of:=[.$A$4]+[.DJ4]" office:value-type="float" office:value="55" calcext:value-type="float">
            <text:p>55</text:p>
          </table:table-cell>
          <table:table-cell table:formula="of:=[.$A$5]+[.DK4]" office:value-type="float" office:value="55" calcext:value-type="float">
            <text:p>55</text:p>
          </table:table-cell>
          <table:table-cell table:formula="of:=[.$A$4]+[.DL4]" office:value-type="float" office:value="56" calcext:value-type="float">
            <text:p>56</text:p>
          </table:table-cell>
          <table:table-cell table:formula="of:=[.$A$5]+[.DM4]" office:value-type="float" office:value="56" calcext:value-type="float">
            <text:p>56</text:p>
          </table:table-cell>
          <table:table-cell table:formula="of:=[.$A$4]+[.DN4]" office:value-type="float" office:value="57" calcext:value-type="float">
            <text:p>57</text:p>
          </table:table-cell>
          <table:table-cell table:formula="of:=[.$A$5]+[.DO4]" office:value-type="float" office:value="57" calcext:value-type="float">
            <text:p>57</text:p>
          </table:table-cell>
          <table:table-cell table:formula="of:=[.$A$4]+[.DP4]" office:value-type="float" office:value="58" calcext:value-type="float">
            <text:p>58</text:p>
          </table:table-cell>
          <table:table-cell table:formula="of:=[.$A$5]+[.DQ4]" office:value-type="float" office:value="58" calcext:value-type="float">
            <text:p>58</text:p>
          </table:table-cell>
          <table:table-cell table:formula="of:=[.$A$4]+[.DR4]" office:value-type="float" office:value="59" calcext:value-type="float">
            <text:p>59</text:p>
          </table:table-cell>
          <table:table-cell table:formula="of:=[.$A$5]+[.DS4]" office:value-type="float" office:value="59" calcext:value-type="float">
            <text:p>59</text:p>
          </table:table-cell>
          <table:table-cell table:formula="of:=[.$A$4]+[.DT4]" office:value-type="float" office:value="60" calcext:value-type="float">
            <text:p>60</text:p>
          </table:table-cell>
          <table:table-cell table:formula="of:=[.$A$5]+[.DU4]" office:value-type="float" office:value="60" calcext:value-type="float">
            <text:p>60</text:p>
          </table:table-cell>
          <table:table-cell table:formula="of:=[.$A$4]+[.DV4]" office:value-type="float" office:value="61" calcext:value-type="float">
            <text:p>61</text:p>
          </table:table-cell>
          <table:table-cell table:formula="of:=[.$A$5]+[.DW4]" office:value-type="float" office:value="61" calcext:value-type="float">
            <text:p>61</text:p>
          </table:table-cell>
          <table:table-cell table:formula="of:=[.$A$4]+[.DX4]" office:value-type="float" office:value="62" calcext:value-type="float">
            <text:p>62</text:p>
          </table:table-cell>
          <table:table-cell table:formula="of:=[.$A$5]+[.DY4]" office:value-type="float" office:value="62" calcext:value-type="float">
            <text:p>62</text:p>
          </table:table-cell>
          <table:table-cell table:formula="of:=[.$A$4]+[.DZ4]" office:value-type="float" office:value="63" calcext:value-type="float">
            <text:p>63</text:p>
          </table:table-cell>
          <table:table-cell table:formula="of:=[.$A$5]+[.EA4]" office:value-type="float" office:value="63" calcext:value-type="float">
            <text:p>63</text:p>
          </table:table-cell>
        </table:table-row>
        <table:table-row table:style-name="ro1">
          <table:table-cell table:style-name="ce1" table:formula="of:=64/2-1/3" office:value-type="float" office:value="31.6666666666667" calcext:value-type="float">
            <text:p>31.6666666666667</text:p>
          </table:table-cell>
          <table:table-cell/>
          <table:table-cell office:value-type="float" office:value="0" calcext:value-type="float">
            <text:p>0</text:p>
          </table:table-cell>
          <table:table-cell table:formula="of:=-[.A4]" office:value-type="float" office:value="-31.6666666666667" calcext:value-type="float">
            <text:p>-31.6666666666667</text:p>
          </table:table-cell>
          <table:table-cell table:formula="of:=-[.A5]" office:value-type="float" office:value="-31.3333333333333" calcext:value-type="float">
            <text:p>-31.3333333333333</text:p>
          </table:table-cell>
          <table:table-cell table:formula="of:=[.D4]+1" office:value-type="float" office:value="-30.6666666666667" calcext:value-type="float">
            <text:p>-30.6666666666667</text:p>
          </table:table-cell>
          <table:table-cell table:formula="of:=[.E4]+1" office:value-type="float" office:value="-30.3333333333333" calcext:value-type="float">
            <text:p>-30.3333333333333</text:p>
          </table:table-cell>
          <table:table-cell table:formula="of:=[.F4]+1" office:value-type="float" office:value="-29.6666666666667" calcext:value-type="float">
            <text:p>-29.6666666666667</text:p>
          </table:table-cell>
          <table:table-cell table:formula="of:=[.G4]+1" office:value-type="float" office:value="-29.3333333333333" calcext:value-type="float">
            <text:p>-29.3333333333333</text:p>
          </table:table-cell>
          <table:table-cell table:formula="of:=[.H4]+1" office:value-type="float" office:value="-28.6666666666667" calcext:value-type="float">
            <text:p>-28.6666666666667</text:p>
          </table:table-cell>
          <table:table-cell table:formula="of:=[.I4]+1" office:value-type="float" office:value="-28.3333333333333" calcext:value-type="float">
            <text:p>-28.3333333333333</text:p>
          </table:table-cell>
          <table:table-cell table:formula="of:=[.J4]+1" office:value-type="float" office:value="-27.6666666666667" calcext:value-type="float">
            <text:p>-27.6666666666667</text:p>
          </table:table-cell>
          <table:table-cell table:formula="of:=[.K4]+1" office:value-type="float" office:value="-27.3333333333333" calcext:value-type="float">
            <text:p>-27.3333333333333</text:p>
          </table:table-cell>
          <table:table-cell table:formula="of:=[.L4]+1" office:value-type="float" office:value="-26.6666666666667" calcext:value-type="float">
            <text:p>-26.6666666666667</text:p>
          </table:table-cell>
          <table:table-cell table:formula="of:=[.M4]+1" office:value-type="float" office:value="-26.3333333333333" calcext:value-type="float">
            <text:p>-26.3333333333333</text:p>
          </table:table-cell>
          <table:table-cell table:formula="of:=[.N4]+1" office:value-type="float" office:value="-25.6666666666667" calcext:value-type="float">
            <text:p>-25.6666666666667</text:p>
          </table:table-cell>
          <table:table-cell table:formula="of:=[.O4]+1" office:value-type="float" office:value="-25.3333333333333" calcext:value-type="float">
            <text:p>-25.3333333333333</text:p>
          </table:table-cell>
          <table:table-cell table:formula="of:=[.P4]+1" office:value-type="float" office:value="-24.6666666666667" calcext:value-type="float">
            <text:p>-24.6666666666667</text:p>
          </table:table-cell>
          <table:table-cell table:formula="of:=[.Q4]+1" office:value-type="float" office:value="-24.3333333333333" calcext:value-type="float">
            <text:p>-24.3333333333333</text:p>
          </table:table-cell>
          <table:table-cell table:formula="of:=[.R4]+1" office:value-type="float" office:value="-23.6666666666667" calcext:value-type="float">
            <text:p>-23.6666666666667</text:p>
          </table:table-cell>
          <table:table-cell table:formula="of:=[.S4]+1" office:value-type="float" office:value="-23.3333333333333" calcext:value-type="float">
            <text:p>-23.3333333333333</text:p>
          </table:table-cell>
          <table:table-cell table:formula="of:=[.T4]+1" office:value-type="float" office:value="-22.6666666666667" calcext:value-type="float">
            <text:p>-22.6666666666667</text:p>
          </table:table-cell>
          <table:table-cell table:formula="of:=[.U4]+1" office:value-type="float" office:value="-22.3333333333333" calcext:value-type="float">
            <text:p>-22.3333333333333</text:p>
          </table:table-cell>
          <table:table-cell table:formula="of:=[.V4]+1" office:value-type="float" office:value="-21.6666666666667" calcext:value-type="float">
            <text:p>-21.6666666666667</text:p>
          </table:table-cell>
          <table:table-cell table:formula="of:=[.W4]+1" office:value-type="float" office:value="-21.3333333333333" calcext:value-type="float">
            <text:p>-21.3333333333333</text:p>
          </table:table-cell>
          <table:table-cell table:formula="of:=[.X4]+1" office:value-type="float" office:value="-20.6666666666667" calcext:value-type="float">
            <text:p>-20.6666666666667</text:p>
          </table:table-cell>
          <table:table-cell table:formula="of:=[.Y4]+1" office:value-type="float" office:value="-20.3333333333333" calcext:value-type="float">
            <text:p>-20.3333333333333</text:p>
          </table:table-cell>
          <table:table-cell table:formula="of:=[.Z4]+1" office:value-type="float" office:value="-19.6666666666667" calcext:value-type="float">
            <text:p>-19.6666666666667</text:p>
          </table:table-cell>
          <table:table-cell table:formula="of:=[.AA4]+1" office:value-type="float" office:value="-19.3333333333333" calcext:value-type="float">
            <text:p>-19.3333333333333</text:p>
          </table:table-cell>
          <table:table-cell table:formula="of:=[.AB4]+1" office:value-type="float" office:value="-18.6666666666667" calcext:value-type="float">
            <text:p>-18.6666666666667</text:p>
          </table:table-cell>
          <table:table-cell table:formula="of:=[.AC4]+1" office:value-type="float" office:value="-18.3333333333333" calcext:value-type="float">
            <text:p>-18.3333333333333</text:p>
          </table:table-cell>
          <table:table-cell table:formula="of:=[.AD4]+1" office:value-type="float" office:value="-17.6666666666667" calcext:value-type="float">
            <text:p>-17.6666666666667</text:p>
          </table:table-cell>
          <table:table-cell table:formula="of:=[.AE4]+1" office:value-type="float" office:value="-17.3333333333333" calcext:value-type="float">
            <text:p>-17.3333333333333</text:p>
          </table:table-cell>
          <table:table-cell table:formula="of:=[.AF4]+1" office:value-type="float" office:value="-16.6666666666667" calcext:value-type="float">
            <text:p>-16.6666666666667</text:p>
          </table:table-cell>
          <table:table-cell table:formula="of:=[.AG4]+1" office:value-type="float" office:value="-16.3333333333333" calcext:value-type="float">
            <text:p>-16.3333333333333</text:p>
          </table:table-cell>
          <table:table-cell table:formula="of:=[.AH4]+1" office:value-type="float" office:value="-15.6666666666667" calcext:value-type="float">
            <text:p>-15.6666666666667</text:p>
          </table:table-cell>
          <table:table-cell table:formula="of:=[.AI4]+1" office:value-type="float" office:value="-15.3333333333333" calcext:value-type="float">
            <text:p>-15.3333333333333</text:p>
          </table:table-cell>
          <table:table-cell table:formula="of:=[.AJ4]+1" office:value-type="float" office:value="-14.6666666666667" calcext:value-type="float">
            <text:p>-14.6666666666667</text:p>
          </table:table-cell>
          <table:table-cell table:formula="of:=[.AK4]+1" office:value-type="float" office:value="-14.3333333333333" calcext:value-type="float">
            <text:p>-14.3333333333333</text:p>
          </table:table-cell>
          <table:table-cell table:formula="of:=[.AL4]+1" office:value-type="float" office:value="-13.6666666666667" calcext:value-type="float">
            <text:p>-13.6666666666667</text:p>
          </table:table-cell>
          <table:table-cell table:formula="of:=[.AM4]+1" office:value-type="float" office:value="-13.3333333333333" calcext:value-type="float">
            <text:p>-13.3333333333333</text:p>
          </table:table-cell>
          <table:table-cell table:formula="of:=[.AN4]+1" office:value-type="float" office:value="-12.6666666666667" calcext:value-type="float">
            <text:p>-12.6666666666667</text:p>
          </table:table-cell>
          <table:table-cell table:formula="of:=[.AO4]+1" office:value-type="float" office:value="-12.3333333333333" calcext:value-type="float">
            <text:p>-12.3333333333333</text:p>
          </table:table-cell>
          <table:table-cell table:formula="of:=[.AP4]+1" office:value-type="float" office:value="-11.6666666666667" calcext:value-type="float">
            <text:p>-11.6666666666667</text:p>
          </table:table-cell>
          <table:table-cell table:formula="of:=[.AQ4]+1" office:value-type="float" office:value="-11.3333333333333" calcext:value-type="float">
            <text:p>-11.3333333333333</text:p>
          </table:table-cell>
          <table:table-cell table:formula="of:=[.AR4]+1" office:value-type="float" office:value="-10.6666666666667" calcext:value-type="float">
            <text:p>-10.6666666666667</text:p>
          </table:table-cell>
          <table:table-cell table:formula="of:=[.AS4]+1" office:value-type="float" office:value="-10.3333333333333" calcext:value-type="float">
            <text:p>-10.3333333333333</text:p>
          </table:table-cell>
          <table:table-cell table:formula="of:=[.AT4]+1" office:value-type="float" office:value="-9.66666666666667" calcext:value-type="float">
            <text:p>-9.66666666666667</text:p>
          </table:table-cell>
          <table:table-cell table:formula="of:=[.AU4]+1" office:value-type="float" office:value="-9.33333333333333" calcext:value-type="float">
            <text:p>-9.33333333333333</text:p>
          </table:table-cell>
          <table:table-cell table:formula="of:=[.AV4]+1" office:value-type="float" office:value="-8.66666666666667" calcext:value-type="float">
            <text:p>-8.66666666666667</text:p>
          </table:table-cell>
          <table:table-cell table:formula="of:=[.AW4]+1" office:value-type="float" office:value="-8.33333333333333" calcext:value-type="float">
            <text:p>-8.33333333333333</text:p>
          </table:table-cell>
          <table:table-cell table:formula="of:=[.AX4]+1" office:value-type="float" office:value="-7.66666666666667" calcext:value-type="float">
            <text:p>-7.66666666666667</text:p>
          </table:table-cell>
          <table:table-cell table:formula="of:=[.AY4]+1" office:value-type="float" office:value="-7.33333333333333" calcext:value-type="float">
            <text:p>-7.33333333333333</text:p>
          </table:table-cell>
          <table:table-cell table:formula="of:=[.AZ4]+1" office:value-type="float" office:value="-6.66666666666667" calcext:value-type="float">
            <text:p>-6.66666666666667</text:p>
          </table:table-cell>
          <table:table-cell table:formula="of:=[.BA4]+1" office:value-type="float" office:value="-6.33333333333333" calcext:value-type="float">
            <text:p>-6.33333333333333</text:p>
          </table:table-cell>
          <table:table-cell table:formula="of:=[.BB4]+1" office:value-type="float" office:value="-5.66666666666667" calcext:value-type="float">
            <text:p>-5.66666666666667</text:p>
          </table:table-cell>
          <table:table-cell table:formula="of:=[.BC4]+1" office:value-type="float" office:value="-5.33333333333333" calcext:value-type="float">
            <text:p>-5.33333333333333</text:p>
          </table:table-cell>
          <table:table-cell table:formula="of:=[.BD4]+1" office:value-type="float" office:value="-4.66666666666667" calcext:value-type="float">
            <text:p>-4.66666666666667</text:p>
          </table:table-cell>
          <table:table-cell table:formula="of:=[.BE4]+1" office:value-type="float" office:value="-4.33333333333333" calcext:value-type="float">
            <text:p>-4.33333333333333</text:p>
          </table:table-cell>
          <table:table-cell table:formula="of:=[.BF4]+1" office:value-type="float" office:value="-3.66666666666667" calcext:value-type="float">
            <text:p>-3.66666666666667</text:p>
          </table:table-cell>
          <table:table-cell table:formula="of:=[.BG4]+1" office:value-type="float" office:value="-3.33333333333333" calcext:value-type="float">
            <text:p>-3.33333333333333</text:p>
          </table:table-cell>
          <table:table-cell table:formula="of:=[.BH4]+1" office:value-type="float" office:value="-2.66666666666667" calcext:value-type="float">
            <text:p>-2.66666666666667</text:p>
          </table:table-cell>
          <table:table-cell table:formula="of:=[.BI4]+1" office:value-type="float" office:value="-2.33333333333333" calcext:value-type="float">
            <text:p>-2.33333333333333</text:p>
          </table:table-cell>
          <table:table-cell table:formula="of:=[.BJ4]+1" office:value-type="float" office:value="-1.66666666666667" calcext:value-type="float">
            <text:p>-1.66666666666667</text:p>
          </table:table-cell>
          <table:table-cell table:formula="of:=[.BK4]+1" office:value-type="float" office:value="-1.33333333333333" calcext:value-type="float">
            <text:p>-1.33333333333333</text:p>
          </table:table-cell>
          <table:table-cell table:formula="of:=[.BL4]+1" office:value-type="float" office:value="-0.666666666666668" calcext:value-type="float">
            <text:p>-0.666666666666668</text:p>
          </table:table-cell>
          <table:table-cell table:formula="of:=[.BM4]+1" office:value-type="float" office:value="-0.333333333333332" calcext:value-type="float">
            <text:p>-0.333333333333332</text:p>
          </table:table-cell>
          <table:table-cell table:formula="of:=[.BN4]+1" office:value-type="float" office:value="0.333333333333332" calcext:value-type="float">
            <text:p>0.333333333333332</text:p>
          </table:table-cell>
          <table:table-cell table:formula="of:=[.BO4]+1" office:value-type="float" office:value="0.666666666666668" calcext:value-type="float">
            <text:p>0.666666666666668</text:p>
          </table:table-cell>
          <table:table-cell table:formula="of:=[.BP4]+1" office:value-type="float" office:value="1.33333333333333" calcext:value-type="float">
            <text:p>1.33333333333333</text:p>
          </table:table-cell>
          <table:table-cell table:formula="of:=[.BQ4]+1" office:value-type="float" office:value="1.66666666666667" calcext:value-type="float">
            <text:p>1.66666666666667</text:p>
          </table:table-cell>
          <table:table-cell table:formula="of:=[.BR4]+1" office:value-type="float" office:value="2.33333333333333" calcext:value-type="float">
            <text:p>2.33333333333333</text:p>
          </table:table-cell>
          <table:table-cell table:formula="of:=[.BS4]+1" office:value-type="float" office:value="2.66666666666667" calcext:value-type="float">
            <text:p>2.66666666666667</text:p>
          </table:table-cell>
          <table:table-cell table:formula="of:=[.BT4]+1" office:value-type="float" office:value="3.33333333333333" calcext:value-type="float">
            <text:p>3.33333333333333</text:p>
          </table:table-cell>
          <table:table-cell table:formula="of:=[.BU4]+1" office:value-type="float" office:value="3.66666666666667" calcext:value-type="float">
            <text:p>3.66666666666667</text:p>
          </table:table-cell>
          <table:table-cell table:formula="of:=[.BV4]+1" office:value-type="float" office:value="4.33333333333333" calcext:value-type="float">
            <text:p>4.33333333333333</text:p>
          </table:table-cell>
          <table:table-cell table:formula="of:=[.BW4]+1" office:value-type="float" office:value="4.66666666666667" calcext:value-type="float">
            <text:p>4.66666666666667</text:p>
          </table:table-cell>
          <table:table-cell table:formula="of:=[.BX4]+1" office:value-type="float" office:value="5.33333333333333" calcext:value-type="float">
            <text:p>5.33333333333333</text:p>
          </table:table-cell>
          <table:table-cell table:formula="of:=[.BY4]+1" office:value-type="float" office:value="5.66666666666667" calcext:value-type="float">
            <text:p>5.66666666666667</text:p>
          </table:table-cell>
          <table:table-cell table:formula="of:=[.BZ4]+1" office:value-type="float" office:value="6.33333333333333" calcext:value-type="float">
            <text:p>6.33333333333333</text:p>
          </table:table-cell>
          <table:table-cell table:formula="of:=[.CA4]+1" office:value-type="float" office:value="6.66666666666667" calcext:value-type="float">
            <text:p>6.66666666666667</text:p>
          </table:table-cell>
          <table:table-cell table:formula="of:=[.CB4]+1" office:value-type="float" office:value="7.33333333333333" calcext:value-type="float">
            <text:p>7.33333333333333</text:p>
          </table:table-cell>
          <table:table-cell table:formula="of:=[.CC4]+1" office:value-type="float" office:value="7.66666666666667" calcext:value-type="float">
            <text:p>7.66666666666667</text:p>
          </table:table-cell>
          <table:table-cell table:formula="of:=[.CD4]+1" office:value-type="float" office:value="8.33333333333333" calcext:value-type="float">
            <text:p>8.33333333333333</text:p>
          </table:table-cell>
          <table:table-cell table:formula="of:=[.CE4]+1" office:value-type="float" office:value="8.66666666666667" calcext:value-type="float">
            <text:p>8.66666666666667</text:p>
          </table:table-cell>
          <table:table-cell table:formula="of:=[.CF4]+1" office:value-type="float" office:value="9.33333333333333" calcext:value-type="float">
            <text:p>9.33333333333333</text:p>
          </table:table-cell>
          <table:table-cell table:formula="of:=[.CG4]+1" office:value-type="float" office:value="9.66666666666667" calcext:value-type="float">
            <text:p>9.66666666666667</text:p>
          </table:table-cell>
          <table:table-cell table:formula="of:=[.CH4]+1" office:value-type="float" office:value="10.3333333333333" calcext:value-type="float">
            <text:p>10.3333333333333</text:p>
          </table:table-cell>
          <table:table-cell table:formula="of:=[.CI4]+1" office:value-type="float" office:value="10.6666666666667" calcext:value-type="float">
            <text:p>10.6666666666667</text:p>
          </table:table-cell>
          <table:table-cell table:formula="of:=[.CJ4]+1" office:value-type="float" office:value="11.3333333333333" calcext:value-type="float">
            <text:p>11.3333333333333</text:p>
          </table:table-cell>
          <table:table-cell table:formula="of:=[.CK4]+1" office:value-type="float" office:value="11.6666666666667" calcext:value-type="float">
            <text:p>11.6666666666667</text:p>
          </table:table-cell>
          <table:table-cell table:formula="of:=[.CL4]+1" office:value-type="float" office:value="12.3333333333333" calcext:value-type="float">
            <text:p>12.3333333333333</text:p>
          </table:table-cell>
          <table:table-cell table:formula="of:=[.CM4]+1" office:value-type="float" office:value="12.6666666666667" calcext:value-type="float">
            <text:p>12.6666666666667</text:p>
          </table:table-cell>
          <table:table-cell table:formula="of:=[.CN4]+1" office:value-type="float" office:value="13.3333333333333" calcext:value-type="float">
            <text:p>13.3333333333333</text:p>
          </table:table-cell>
          <table:table-cell table:formula="of:=[.CO4]+1" office:value-type="float" office:value="13.6666666666667" calcext:value-type="float">
            <text:p>13.6666666666667</text:p>
          </table:table-cell>
          <table:table-cell table:formula="of:=[.CP4]+1" office:value-type="float" office:value="14.3333333333333" calcext:value-type="float">
            <text:p>14.3333333333333</text:p>
          </table:table-cell>
          <table:table-cell table:formula="of:=[.CQ4]+1" office:value-type="float" office:value="14.6666666666667" calcext:value-type="float">
            <text:p>14.6666666666667</text:p>
          </table:table-cell>
          <table:table-cell table:formula="of:=[.CR4]+1" office:value-type="float" office:value="15.3333333333333" calcext:value-type="float">
            <text:p>15.3333333333333</text:p>
          </table:table-cell>
          <table:table-cell table:formula="of:=[.CS4]+1" office:value-type="float" office:value="15.6666666666667" calcext:value-type="float">
            <text:p>15.6666666666667</text:p>
          </table:table-cell>
          <table:table-cell table:formula="of:=[.CT4]+1" office:value-type="float" office:value="16.3333333333333" calcext:value-type="float">
            <text:p>16.3333333333333</text:p>
          </table:table-cell>
          <table:table-cell table:formula="of:=[.CU4]+1" office:value-type="float" office:value="16.6666666666667" calcext:value-type="float">
            <text:p>16.6666666666667</text:p>
          </table:table-cell>
          <table:table-cell table:formula="of:=[.CV4]+1" office:value-type="float" office:value="17.3333333333333" calcext:value-type="float">
            <text:p>17.3333333333333</text:p>
          </table:table-cell>
          <table:table-cell table:formula="of:=[.CW4]+1" office:value-type="float" office:value="17.6666666666667" calcext:value-type="float">
            <text:p>17.6666666666667</text:p>
          </table:table-cell>
          <table:table-cell table:formula="of:=[.CX4]+1" office:value-type="float" office:value="18.3333333333333" calcext:value-type="float">
            <text:p>18.3333333333333</text:p>
          </table:table-cell>
          <table:table-cell table:formula="of:=[.CY4]+1" office:value-type="float" office:value="18.6666666666667" calcext:value-type="float">
            <text:p>18.6666666666667</text:p>
          </table:table-cell>
          <table:table-cell table:formula="of:=[.CZ4]+1" office:value-type="float" office:value="19.3333333333333" calcext:value-type="float">
            <text:p>19.3333333333333</text:p>
          </table:table-cell>
          <table:table-cell table:formula="of:=[.DA4]+1" office:value-type="float" office:value="19.6666666666667" calcext:value-type="float">
            <text:p>19.6666666666667</text:p>
          </table:table-cell>
          <table:table-cell table:formula="of:=[.DB4]+1" office:value-type="float" office:value="20.3333333333333" calcext:value-type="float">
            <text:p>20.3333333333333</text:p>
          </table:table-cell>
          <table:table-cell table:formula="of:=[.DC4]+1" office:value-type="float" office:value="20.6666666666667" calcext:value-type="float">
            <text:p>20.6666666666667</text:p>
          </table:table-cell>
          <table:table-cell table:formula="of:=[.DD4]+1" office:value-type="float" office:value="21.3333333333333" calcext:value-type="float">
            <text:p>21.3333333333333</text:p>
          </table:table-cell>
          <table:table-cell table:formula="of:=[.DE4]+1" office:value-type="float" office:value="21.6666666666667" calcext:value-type="float">
            <text:p>21.6666666666667</text:p>
          </table:table-cell>
          <table:table-cell table:formula="of:=[.DF4]+1" office:value-type="float" office:value="22.3333333333333" calcext:value-type="float">
            <text:p>22.3333333333333</text:p>
          </table:table-cell>
          <table:table-cell table:formula="of:=[.DG4]+1" office:value-type="float" office:value="22.6666666666667" calcext:value-type="float">
            <text:p>22.6666666666667</text:p>
          </table:table-cell>
          <table:table-cell table:formula="of:=[.DH4]+1" office:value-type="float" office:value="23.3333333333333" calcext:value-type="float">
            <text:p>23.3333333333333</text:p>
          </table:table-cell>
          <table:table-cell table:formula="of:=[.DI4]+1" office:value-type="float" office:value="23.6666666666667" calcext:value-type="float">
            <text:p>23.6666666666667</text:p>
          </table:table-cell>
          <table:table-cell table:formula="of:=[.DJ4]+1" office:value-type="float" office:value="24.3333333333333" calcext:value-type="float">
            <text:p>24.3333333333333</text:p>
          </table:table-cell>
          <table:table-cell table:formula="of:=[.DK4]+1" office:value-type="float" office:value="24.6666666666667" calcext:value-type="float">
            <text:p>24.6666666666667</text:p>
          </table:table-cell>
          <table:table-cell table:formula="of:=[.DL4]+1" office:value-type="float" office:value="25.3333333333333" calcext:value-type="float">
            <text:p>25.3333333333333</text:p>
          </table:table-cell>
          <table:table-cell table:formula="of:=[.DM4]+1" office:value-type="float" office:value="25.6666666666667" calcext:value-type="float">
            <text:p>25.6666666666667</text:p>
          </table:table-cell>
          <table:table-cell table:formula="of:=[.DN4]+1" office:value-type="float" office:value="26.3333333333333" calcext:value-type="float">
            <text:p>26.3333333333333</text:p>
          </table:table-cell>
          <table:table-cell table:formula="of:=[.DO4]+1" office:value-type="float" office:value="26.6666666666667" calcext:value-type="float">
            <text:p>26.6666666666667</text:p>
          </table:table-cell>
          <table:table-cell table:formula="of:=[.DP4]+1" office:value-type="float" office:value="27.3333333333333" calcext:value-type="float">
            <text:p>27.3333333333333</text:p>
          </table:table-cell>
          <table:table-cell table:formula="of:=[.DQ4]+1" office:value-type="float" office:value="27.6666666666667" calcext:value-type="float">
            <text:p>27.6666666666667</text:p>
          </table:table-cell>
          <table:table-cell table:formula="of:=[.DR4]+1" office:value-type="float" office:value="28.3333333333333" calcext:value-type="float">
            <text:p>28.3333333333333</text:p>
          </table:table-cell>
          <table:table-cell table:formula="of:=[.DS4]+1" office:value-type="float" office:value="28.6666666666667" calcext:value-type="float">
            <text:p>28.6666666666667</text:p>
          </table:table-cell>
          <table:table-cell table:formula="of:=[.DT4]+1" office:value-type="float" office:value="29.3333333333333" calcext:value-type="float">
            <text:p>29.3333333333333</text:p>
          </table:table-cell>
          <table:table-cell table:formula="of:=[.DU4]+1" office:value-type="float" office:value="29.6666666666667" calcext:value-type="float">
            <text:p>29.6666666666667</text:p>
          </table:table-cell>
          <table:table-cell table:formula="of:=[.DV4]+1" office:value-type="float" office:value="30.3333333333333" calcext:value-type="float">
            <text:p>30.3333333333333</text:p>
          </table:table-cell>
          <table:table-cell table:formula="of:=[.DW4]+1" office:value-type="float" office:value="30.6666666666667" calcext:value-type="float">
            <text:p>30.6666666666667</text:p>
          </table:table-cell>
          <table:table-cell table:formula="of:=[.DX4]+1" office:value-type="float" office:value="31.3333333333333" calcext:value-type="float">
            <text:p>31.3333333333333</text:p>
          </table:table-cell>
          <table:table-cell table:formula="of:=[.DY4]+1" office:value-type="float" office:value="31.6666666666667" calcext:value-type="float">
            <text:p>31.6666666666667</text:p>
          </table:table-cell>
        </table:table-row>
        <table:table-row table:style-name="ro1">
          <table:table-cell table:style-name="ce1" table:formula="of:=64/2-2/3" office:value-type="float" office:value="31.3333333333333" calcext:value-type="float">
            <text:p>31.333333333333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1.3" calcext:value-type="float">
            <text:p>-31.3</text:p>
          </table:table-cell>
          <table:table-cell table:formula="of:=[.D5]+1" office:value-type="float" office:value="1" calcext:value-type="float">
            <text:p>1</text:p>
          </table:table-cell>
          <table:table-cell table:formula="of:=[.E5]" office:value-type="float" office:value="-31.3" calcext:value-type="float">
            <text:p>-31.3</text:p>
          </table:table-cell>
          <table:table-cell table:formula="of:=[.F5]+1" office:value-type="float" office:value="2" calcext:value-type="float">
            <text:p>2</text:p>
          </table:table-cell>
          <table:table-cell table:formula="of:=[.G5]" office:value-type="float" office:value="-31.3" calcext:value-type="float">
            <text:p>-31.3</text:p>
          </table:table-cell>
          <table:table-cell table:formula="of:=[.H5]+1" office:value-type="float" office:value="3" calcext:value-type="float">
            <text:p>3</text:p>
          </table:table-cell>
          <table:table-cell table:formula="of:=[.I5]" office:value-type="float" office:value="-31.3" calcext:value-type="float">
            <text:p>-31.3</text:p>
          </table:table-cell>
          <table:table-cell table:formula="of:=[.J5]+1" office:value-type="float" office:value="4" calcext:value-type="float">
            <text:p>4</text:p>
          </table:table-cell>
          <table:table-cell table:formula="of:=[.K5]" office:value-type="float" office:value="-31.3" calcext:value-type="float">
            <text:p>-31.3</text:p>
          </table:table-cell>
          <table:table-cell table:formula="of:=[.L5]+1" office:value-type="float" office:value="5" calcext:value-type="float">
            <text:p>5</text:p>
          </table:table-cell>
          <table:table-cell table:formula="of:=[.M5]" office:value-type="float" office:value="-31.3" calcext:value-type="float">
            <text:p>-31.3</text:p>
          </table:table-cell>
          <table:table-cell table:formula="of:=[.N5]+1" office:value-type="float" office:value="6" calcext:value-type="float">
            <text:p>6</text:p>
          </table:table-cell>
          <table:table-cell table:formula="of:=[.O5]" office:value-type="float" office:value="-31.3" calcext:value-type="float">
            <text:p>-31.3</text:p>
          </table:table-cell>
          <table:table-cell table:formula="of:=[.P5]+1" office:value-type="float" office:value="7" calcext:value-type="float">
            <text:p>7</text:p>
          </table:table-cell>
          <table:table-cell table:formula="of:=[.Q5]" office:value-type="float" office:value="-31.3" calcext:value-type="float">
            <text:p>-31.3</text:p>
          </table:table-cell>
          <table:table-cell table:formula="of:=[.R5]+1" office:value-type="float" office:value="8" calcext:value-type="float">
            <text:p>8</text:p>
          </table:table-cell>
          <table:table-cell table:formula="of:=[.S5]" office:value-type="float" office:value="-31.3" calcext:value-type="float">
            <text:p>-31.3</text:p>
          </table:table-cell>
          <table:table-cell table:formula="of:=[.T5]+1" office:value-type="float" office:value="9" calcext:value-type="float">
            <text:p>9</text:p>
          </table:table-cell>
          <table:table-cell table:formula="of:=[.U5]" office:value-type="float" office:value="-31.3" calcext:value-type="float">
            <text:p>-31.3</text:p>
          </table:table-cell>
          <table:table-cell table:formula="of:=[.V5]+1" office:value-type="float" office:value="10" calcext:value-type="float">
            <text:p>10</text:p>
          </table:table-cell>
          <table:table-cell table:formula="of:=[.W5]" office:value-type="float" office:value="-31.3" calcext:value-type="float">
            <text:p>-31.3</text:p>
          </table:table-cell>
          <table:table-cell table:formula="of:=[.X5]+1" office:value-type="float" office:value="11" calcext:value-type="float">
            <text:p>11</text:p>
          </table:table-cell>
          <table:table-cell table:formula="of:=[.Y5]" office:value-type="float" office:value="-31.3" calcext:value-type="float">
            <text:p>-31.3</text:p>
          </table:table-cell>
          <table:table-cell table:formula="of:=[.Z5]+1" office:value-type="float" office:value="12" calcext:value-type="float">
            <text:p>12</text:p>
          </table:table-cell>
          <table:table-cell table:formula="of:=[.AA5]" office:value-type="float" office:value="-31.3" calcext:value-type="float">
            <text:p>-31.3</text:p>
          </table:table-cell>
          <table:table-cell table:formula="of:=[.AB5]+1" office:value-type="float" office:value="13" calcext:value-type="float">
            <text:p>13</text:p>
          </table:table-cell>
          <table:table-cell table:formula="of:=[.AC5]" office:value-type="float" office:value="-31.3" calcext:value-type="float">
            <text:p>-31.3</text:p>
          </table:table-cell>
          <table:table-cell table:formula="of:=[.AD5]+1" office:value-type="float" office:value="14" calcext:value-type="float">
            <text:p>14</text:p>
          </table:table-cell>
          <table:table-cell table:formula="of:=[.AE5]" office:value-type="float" office:value="-31.3" calcext:value-type="float">
            <text:p>-31.3</text:p>
          </table:table-cell>
          <table:table-cell table:formula="of:=[.AF5]+1" office:value-type="float" office:value="15" calcext:value-type="float">
            <text:p>15</text:p>
          </table:table-cell>
          <table:table-cell table:formula="of:=[.AG5]" office:value-type="float" office:value="-31.3" calcext:value-type="float">
            <text:p>-31.3</text:p>
          </table:table-cell>
          <table:table-cell table:formula="of:=[.AH5]+1" office:value-type="float" office:value="16" calcext:value-type="float">
            <text:p>16</text:p>
          </table:table-cell>
          <table:table-cell table:formula="of:=[.AI5]" office:value-type="float" office:value="-31.3" calcext:value-type="float">
            <text:p>-31.3</text:p>
          </table:table-cell>
          <table:table-cell table:formula="of:=[.AJ5]+1" office:value-type="float" office:value="17" calcext:value-type="float">
            <text:p>17</text:p>
          </table:table-cell>
          <table:table-cell table:formula="of:=[.AK5]" office:value-type="float" office:value="-31.3" calcext:value-type="float">
            <text:p>-31.3</text:p>
          </table:table-cell>
          <table:table-cell table:formula="of:=[.AL5]+1" office:value-type="float" office:value="18" calcext:value-type="float">
            <text:p>18</text:p>
          </table:table-cell>
          <table:table-cell table:formula="of:=[.AM5]" office:value-type="float" office:value="-31.3" calcext:value-type="float">
            <text:p>-31.3</text:p>
          </table:table-cell>
          <table:table-cell table:formula="of:=[.AN5]+1" office:value-type="float" office:value="19" calcext:value-type="float">
            <text:p>19</text:p>
          </table:table-cell>
          <table:table-cell table:formula="of:=[.AO5]" office:value-type="float" office:value="-31.3" calcext:value-type="float">
            <text:p>-31.3</text:p>
          </table:table-cell>
          <table:table-cell table:formula="of:=[.AP5]+1" office:value-type="float" office:value="20" calcext:value-type="float">
            <text:p>20</text:p>
          </table:table-cell>
          <table:table-cell table:formula="of:=[.AQ5]" office:value-type="float" office:value="-31.3" calcext:value-type="float">
            <text:p>-31.3</text:p>
          </table:table-cell>
          <table:table-cell table:formula="of:=[.AR5]+1" office:value-type="float" office:value="21" calcext:value-type="float">
            <text:p>21</text:p>
          </table:table-cell>
          <table:table-cell table:formula="of:=[.AS5]" office:value-type="float" office:value="-31.3" calcext:value-type="float">
            <text:p>-31.3</text:p>
          </table:table-cell>
          <table:table-cell table:formula="of:=[.AT5]+1" office:value-type="float" office:value="22" calcext:value-type="float">
            <text:p>22</text:p>
          </table:table-cell>
          <table:table-cell table:formula="of:=[.AU5]" office:value-type="float" office:value="-31.3" calcext:value-type="float">
            <text:p>-31.3</text:p>
          </table:table-cell>
          <table:table-cell table:formula="of:=[.AV5]+1" office:value-type="float" office:value="23" calcext:value-type="float">
            <text:p>23</text:p>
          </table:table-cell>
          <table:table-cell table:formula="of:=[.AW5]" office:value-type="float" office:value="-31.3" calcext:value-type="float">
            <text:p>-31.3</text:p>
          </table:table-cell>
          <table:table-cell table:formula="of:=[.AX5]+1" office:value-type="float" office:value="24" calcext:value-type="float">
            <text:p>24</text:p>
          </table:table-cell>
          <table:table-cell table:formula="of:=[.AY5]" office:value-type="float" office:value="-31.3" calcext:value-type="float">
            <text:p>-31.3</text:p>
          </table:table-cell>
          <table:table-cell table:formula="of:=[.AZ5]+1" office:value-type="float" office:value="25" calcext:value-type="float">
            <text:p>25</text:p>
          </table:table-cell>
          <table:table-cell table:formula="of:=[.BA5]" office:value-type="float" office:value="-31.3" calcext:value-type="float">
            <text:p>-31.3</text:p>
          </table:table-cell>
          <table:table-cell table:formula="of:=[.BB5]+1" office:value-type="float" office:value="26" calcext:value-type="float">
            <text:p>26</text:p>
          </table:table-cell>
          <table:table-cell table:formula="of:=[.BC5]" office:value-type="float" office:value="-31.3" calcext:value-type="float">
            <text:p>-31.3</text:p>
          </table:table-cell>
          <table:table-cell table:formula="of:=[.BD5]+1" office:value-type="float" office:value="27" calcext:value-type="float">
            <text:p>27</text:p>
          </table:table-cell>
          <table:table-cell table:formula="of:=[.BE5]" office:value-type="float" office:value="-31.3" calcext:value-type="float">
            <text:p>-31.3</text:p>
          </table:table-cell>
          <table:table-cell table:formula="of:=[.BF5]+1" office:value-type="float" office:value="28" calcext:value-type="float">
            <text:p>28</text:p>
          </table:table-cell>
          <table:table-cell table:formula="of:=[.BG5]" office:value-type="float" office:value="-31.3" calcext:value-type="float">
            <text:p>-31.3</text:p>
          </table:table-cell>
          <table:table-cell table:formula="of:=[.BH5]+1" office:value-type="float" office:value="29" calcext:value-type="float">
            <text:p>29</text:p>
          </table:table-cell>
          <table:table-cell table:formula="of:=[.BI5]" office:value-type="float" office:value="-31.3" calcext:value-type="float">
            <text:p>-31.3</text:p>
          </table:table-cell>
          <table:table-cell table:formula="of:=[.BJ5]+1" office:value-type="float" office:value="30" calcext:value-type="float">
            <text:p>30</text:p>
          </table:table-cell>
          <table:table-cell table:formula="of:=[.BK5]" office:value-type="float" office:value="-31.3" calcext:value-type="float">
            <text:p>-31.3</text:p>
          </table:table-cell>
          <table:table-cell table:formula="of:=[.BL5]+1" office:value-type="float" office:value="31" calcext:value-type="float">
            <text:p>31</text:p>
          </table:table-cell>
          <table:table-cell table:formula="of:=[.BM5]" office:value-type="float" office:value="-31.3" calcext:value-type="float">
            <text:p>-31.3</text:p>
          </table:table-cell>
          <table:table-cell office:value-type="float" office:value="0.6" calcext:value-type="float">
            <text:p>0.6</text:p>
          </table:table-cell>
          <table:table-cell table:formula="of:=[.BO5]" office:value-type="float" office:value="-31.3" calcext:value-type="float">
            <text:p>-31.3</text:p>
          </table:table-cell>
          <table:table-cell table:formula="of:=[.BP5]+1" office:value-type="float" office:value="1.6" calcext:value-type="float">
            <text:p>1.6</text:p>
          </table:table-cell>
          <table:table-cell table:formula="of:=[.BQ5]" office:value-type="float" office:value="-31.3" calcext:value-type="float">
            <text:p>-31.3</text:p>
          </table:table-cell>
          <table:table-cell table:formula="of:=[.BR5]+1" office:value-type="float" office:value="2.6" calcext:value-type="float">
            <text:p>2.6</text:p>
          </table:table-cell>
          <table:table-cell table:formula="of:=[.BS5]" office:value-type="float" office:value="-31.3" calcext:value-type="float">
            <text:p>-31.3</text:p>
          </table:table-cell>
          <table:table-cell table:formula="of:=[.BT5]+1" office:value-type="float" office:value="3.6" calcext:value-type="float">
            <text:p>3.6</text:p>
          </table:table-cell>
          <table:table-cell table:formula="of:=[.BU5]" office:value-type="float" office:value="-31.3" calcext:value-type="float">
            <text:p>-31.3</text:p>
          </table:table-cell>
          <table:table-cell table:formula="of:=[.BV5]+1" office:value-type="float" office:value="4.6" calcext:value-type="float">
            <text:p>4.6</text:p>
          </table:table-cell>
          <table:table-cell table:formula="of:=[.BW5]" office:value-type="float" office:value="-31.3" calcext:value-type="float">
            <text:p>-31.3</text:p>
          </table:table-cell>
          <table:table-cell table:formula="of:=[.BX5]+1" office:value-type="float" office:value="5.6" calcext:value-type="float">
            <text:p>5.6</text:p>
          </table:table-cell>
          <table:table-cell table:formula="of:=[.BY5]" office:value-type="float" office:value="-31.3" calcext:value-type="float">
            <text:p>-31.3</text:p>
          </table:table-cell>
          <table:table-cell table:formula="of:=[.BZ5]+1" office:value-type="float" office:value="6.6" calcext:value-type="float">
            <text:p>6.6</text:p>
          </table:table-cell>
          <table:table-cell table:formula="of:=[.CA5]" office:value-type="float" office:value="-31.3" calcext:value-type="float">
            <text:p>-31.3</text:p>
          </table:table-cell>
          <table:table-cell table:formula="of:=[.CB5]+1" office:value-type="float" office:value="7.6" calcext:value-type="float">
            <text:p>7.6</text:p>
          </table:table-cell>
          <table:table-cell table:formula="of:=[.CC5]" office:value-type="float" office:value="-31.3" calcext:value-type="float">
            <text:p>-31.3</text:p>
          </table:table-cell>
          <table:table-cell table:formula="of:=[.CD5]+1" office:value-type="float" office:value="8.6" calcext:value-type="float">
            <text:p>8.6</text:p>
          </table:table-cell>
          <table:table-cell table:formula="of:=[.CE5]" office:value-type="float" office:value="-31.3" calcext:value-type="float">
            <text:p>-31.3</text:p>
          </table:table-cell>
          <table:table-cell table:formula="of:=[.CF5]+1" office:value-type="float" office:value="9.6" calcext:value-type="float">
            <text:p>9.6</text:p>
          </table:table-cell>
          <table:table-cell table:formula="of:=[.CG5]" office:value-type="float" office:value="-31.3" calcext:value-type="float">
            <text:p>-31.3</text:p>
          </table:table-cell>
          <table:table-cell table:formula="of:=[.CH5]+1" office:value-type="float" office:value="10.6" calcext:value-type="float">
            <text:p>10.6</text:p>
          </table:table-cell>
          <table:table-cell table:formula="of:=[.CI5]" office:value-type="float" office:value="-31.3" calcext:value-type="float">
            <text:p>-31.3</text:p>
          </table:table-cell>
          <table:table-cell table:formula="of:=[.CJ5]+1" office:value-type="float" office:value="11.6" calcext:value-type="float">
            <text:p>11.6</text:p>
          </table:table-cell>
          <table:table-cell table:formula="of:=[.CK5]" office:value-type="float" office:value="-31.3" calcext:value-type="float">
            <text:p>-31.3</text:p>
          </table:table-cell>
          <table:table-cell table:formula="of:=[.CL5]+1" office:value-type="float" office:value="12.6" calcext:value-type="float">
            <text:p>12.6</text:p>
          </table:table-cell>
          <table:table-cell table:formula="of:=[.CM5]" office:value-type="float" office:value="-31.3" calcext:value-type="float">
            <text:p>-31.3</text:p>
          </table:table-cell>
          <table:table-cell table:formula="of:=[.CN5]+1" office:value-type="float" office:value="13.6" calcext:value-type="float">
            <text:p>13.6</text:p>
          </table:table-cell>
          <table:table-cell table:formula="of:=[.CO5]" office:value-type="float" office:value="-31.3" calcext:value-type="float">
            <text:p>-31.3</text:p>
          </table:table-cell>
          <table:table-cell table:formula="of:=[.CP5]+1" office:value-type="float" office:value="14.6" calcext:value-type="float">
            <text:p>14.6</text:p>
          </table:table-cell>
          <table:table-cell table:formula="of:=[.CQ5]" office:value-type="float" office:value="-31.3" calcext:value-type="float">
            <text:p>-31.3</text:p>
          </table:table-cell>
          <table:table-cell table:formula="of:=[.CR5]+1" office:value-type="float" office:value="15.6" calcext:value-type="float">
            <text:p>15.6</text:p>
          </table:table-cell>
          <table:table-cell table:formula="of:=[.CS5]" office:value-type="float" office:value="-31.3" calcext:value-type="float">
            <text:p>-31.3</text:p>
          </table:table-cell>
          <table:table-cell table:formula="of:=[.CT5]+1" office:value-type="float" office:value="16.6" calcext:value-type="float">
            <text:p>16.6</text:p>
          </table:table-cell>
          <table:table-cell table:formula="of:=[.CU5]" office:value-type="float" office:value="-31.3" calcext:value-type="float">
            <text:p>-31.3</text:p>
          </table:table-cell>
          <table:table-cell table:formula="of:=[.CV5]+1" office:value-type="float" office:value="17.6" calcext:value-type="float">
            <text:p>17.6</text:p>
          </table:table-cell>
          <table:table-cell table:formula="of:=[.CW5]" office:value-type="float" office:value="-31.3" calcext:value-type="float">
            <text:p>-31.3</text:p>
          </table:table-cell>
          <table:table-cell table:formula="of:=[.CX5]+1" office:value-type="float" office:value="18.6" calcext:value-type="float">
            <text:p>18.6</text:p>
          </table:table-cell>
          <table:table-cell table:formula="of:=[.CY5]" office:value-type="float" office:value="-31.3" calcext:value-type="float">
            <text:p>-31.3</text:p>
          </table:table-cell>
          <table:table-cell table:formula="of:=[.CZ5]+1" office:value-type="float" office:value="19.6" calcext:value-type="float">
            <text:p>19.6</text:p>
          </table:table-cell>
          <table:table-cell table:formula="of:=[.DA5]" office:value-type="float" office:value="-31.3" calcext:value-type="float">
            <text:p>-31.3</text:p>
          </table:table-cell>
          <table:table-cell table:formula="of:=[.DB5]+1" office:value-type="float" office:value="20.6" calcext:value-type="float">
            <text:p>20.6</text:p>
          </table:table-cell>
          <table:table-cell table:formula="of:=[.DC5]" office:value-type="float" office:value="-31.3" calcext:value-type="float">
            <text:p>-31.3</text:p>
          </table:table-cell>
          <table:table-cell table:formula="of:=[.DD5]+1" office:value-type="float" office:value="21.6" calcext:value-type="float">
            <text:p>21.6</text:p>
          </table:table-cell>
          <table:table-cell table:formula="of:=[.DE5]" office:value-type="float" office:value="-31.3" calcext:value-type="float">
            <text:p>-31.3</text:p>
          </table:table-cell>
          <table:table-cell table:formula="of:=[.DF5]+1" office:value-type="float" office:value="22.6" calcext:value-type="float">
            <text:p>22.6</text:p>
          </table:table-cell>
          <table:table-cell table:formula="of:=[.DG5]" office:value-type="float" office:value="-31.3" calcext:value-type="float">
            <text:p>-31.3</text:p>
          </table:table-cell>
          <table:table-cell table:formula="of:=[.DH5]+1" office:value-type="float" office:value="23.6" calcext:value-type="float">
            <text:p>23.6</text:p>
          </table:table-cell>
          <table:table-cell table:formula="of:=[.DI5]" office:value-type="float" office:value="-31.3" calcext:value-type="float">
            <text:p>-31.3</text:p>
          </table:table-cell>
          <table:table-cell table:formula="of:=[.DJ5]+1" office:value-type="float" office:value="24.6" calcext:value-type="float">
            <text:p>24.6</text:p>
          </table:table-cell>
          <table:table-cell table:formula="of:=[.DK5]" office:value-type="float" office:value="-31.3" calcext:value-type="float">
            <text:p>-31.3</text:p>
          </table:table-cell>
          <table:table-cell table:formula="of:=[.DL5]+1" office:value-type="float" office:value="25.6" calcext:value-type="float">
            <text:p>25.6</text:p>
          </table:table-cell>
          <table:table-cell table:formula="of:=[.DM5]" office:value-type="float" office:value="-31.3" calcext:value-type="float">
            <text:p>-31.3</text:p>
          </table:table-cell>
          <table:table-cell table:formula="of:=[.DN5]+1" office:value-type="float" office:value="26.6" calcext:value-type="float">
            <text:p>26.6</text:p>
          </table:table-cell>
          <table:table-cell table:formula="of:=[.DO5]" office:value-type="float" office:value="-31.3" calcext:value-type="float">
            <text:p>-31.3</text:p>
          </table:table-cell>
          <table:table-cell table:formula="of:=[.DP5]+1" office:value-type="float" office:value="27.6" calcext:value-type="float">
            <text:p>27.6</text:p>
          </table:table-cell>
          <table:table-cell table:formula="of:=[.DQ5]" office:value-type="float" office:value="-31.3" calcext:value-type="float">
            <text:p>-31.3</text:p>
          </table:table-cell>
          <table:table-cell table:formula="of:=[.DR5]+1" office:value-type="float" office:value="28.6" calcext:value-type="float">
            <text:p>28.6</text:p>
          </table:table-cell>
          <table:table-cell table:formula="of:=[.DS5]" office:value-type="float" office:value="-31.3" calcext:value-type="float">
            <text:p>-31.3</text:p>
          </table:table-cell>
          <table:table-cell table:formula="of:=[.DT5]+1" office:value-type="float" office:value="29.6" calcext:value-type="float">
            <text:p>29.6</text:p>
          </table:table-cell>
          <table:table-cell table:formula="of:=[.DU5]" office:value-type="float" office:value="-31.3" calcext:value-type="float">
            <text:p>-31.3</text:p>
          </table:table-cell>
          <table:table-cell table:formula="of:=[.DV5]+1" office:value-type="float" office:value="30.6" calcext:value-type="float">
            <text:p>30.6</text:p>
          </table:table-cell>
          <table:table-cell table:formula="of:=[.DW5]" office:value-type="float" office:value="-31.3" calcext:value-type="float">
            <text:p>-31.3</text:p>
          </table:table-cell>
          <table:table-cell table:formula="of:=[.DX5]+1" office:value-type="float" office:value="31.6" calcext:value-type="float">
            <text:p>31.6</text:p>
          </table:table-cell>
          <table:table-cell table:formula="of:=[.DY5]" office:value-type="float" office:value="-31.3" calcext:value-type="float">
            <text:p>-31.3</text:p>
          </table:table-cell>
        </table:table-row>
        <table:table-row table:style-name="ro1">
          <table:table-cell table:number-columns-repeated="2"/>
          <table:table-cell table:formula="of:=[.C4]+1" office:value-type="float" office:value="1" calcext:value-type="float">
            <text:p>1</text:p>
          </table:table-cell>
          <table:table-cell office:value-type="float" office:value="-31.3" calcext:value-type="float">
            <text:p>-31.3</text:p>
          </table:table-cell>
          <table:table-cell office:value-type="float" office:value="-30.3" calcext:value-type="float">
            <text:p>-30.3</text:p>
          </table:table-cell>
          <table:table-cell table:number-columns-repeated="126"/>
        </table:table-row>
        <table:table-row table:style-name="ro1">
          <table:table-cell table:number-columns-repeated="2"/>
          <table:table-cell table:formula="of:=[.C5]+1" office:value-type="float" office:value="1" calcext:value-type="float">
            <text:p>1</text:p>
          </table:table-cell>
          <table:table-cell office:value-type="float" office:value="-31.6" calcext:value-type="float">
            <text:p>-31.6</text:p>
          </table:table-cell>
          <table:table-cell office:value-type="float" office:value="-30.6" calcext:value-type="float">
            <text:p>-30.6</text:p>
          </table:table-cell>
          <table:table-cell table:number-columns-repeated="126"/>
        </table:table-row>
        <table:table-row table:style-name="ro1">
          <table:table-cell table:number-columns-repeated="2"/>
          <table:table-cell table:formula="of:=[.C6]+1" office:value-type="float" office:value="2" calcext:value-type="float">
            <text:p>2</text:p>
          </table:table-cell>
          <table:table-cell office:value-type="float" office:value="-31.3" calcext:value-type="float">
            <text:p>-31.3</text:p>
          </table:table-cell>
          <table:table-cell office:value-type="float" office:value="-29.3" calcext:value-type="float">
            <text:p>-29.3</text:p>
          </table:table-cell>
          <table:table-cell table:number-columns-repeated="126"/>
        </table:table-row>
        <table:table-row table:style-name="ro1">
          <table:table-cell table:number-columns-repeated="2"/>
          <table:table-cell table:formula="of:=[.C7]+1" office:value-type="float" office:value="2" calcext:value-type="float">
            <text:p>2</text:p>
          </table:table-cell>
          <table:table-cell office:value-type="float" office:value="-31.6" calcext:value-type="float">
            <text:p>-31.6</text:p>
          </table:table-cell>
          <table:table-cell office:value-type="float" office:value="-29.6" calcext:value-type="float">
            <text:p>-29.6</text:p>
          </table:table-cell>
          <table:table-cell table:number-columns-repeated="126"/>
        </table:table-row>
        <table:table-row table:style-name="ro1">
          <table:table-cell table:number-columns-repeated="2"/>
          <table:table-cell table:formula="of:=[.C8]+1" office:value-type="float" office:value="3" calcext:value-type="float">
            <text:p>3</text:p>
          </table:table-cell>
          <table:table-cell office:value-type="float" office:value="-31.3" calcext:value-type="float">
            <text:p>-31.3</text:p>
          </table:table-cell>
          <table:table-cell table:formula="of:=[.E8]+1" office:value-type="float" office:value="-28.3" calcext:value-type="float">
            <text:p>-28.3</text:p>
          </table:table-cell>
          <table:table-cell table:number-columns-repeated="126"/>
        </table:table-row>
        <table:table-row table:style-name="ro1">
          <table:table-cell table:number-columns-repeated="2"/>
          <table:table-cell table:formula="of:=[.C9]+1" office:value-type="float" office:value="3" calcext:value-type="float">
            <text:p>3</text:p>
          </table:table-cell>
          <table:table-cell office:value-type="float" office:value="-31.6" calcext:value-type="float">
            <text:p>-31.6</text:p>
          </table:table-cell>
          <table:table-cell table:formula="of:=[.E9]+1" office:value-type="float" office:value="-28.6" calcext:value-type="float">
            <text:p>-28.6</text:p>
          </table:table-cell>
          <table:table-cell table:number-columns-repeated="126"/>
        </table:table-row>
        <table:table-row table:style-name="ro1">
          <table:table-cell table:number-columns-repeated="2"/>
          <table:table-cell table:formula="of:=[.C10]+1" office:value-type="float" office:value="4" calcext:value-type="float">
            <text:p>4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1]+1" office:value-type="float" office:value="4" calcext:value-type="float">
            <text:p>4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2]+1" office:value-type="float" office:value="5" calcext:value-type="float">
            <text:p>5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3]+1" office:value-type="float" office:value="5" calcext:value-type="float">
            <text:p>5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4]+1" office:value-type="float" office:value="6" calcext:value-type="float">
            <text:p>6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5]+1" office:value-type="float" office:value="6" calcext:value-type="float">
            <text:p>6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6]+1" office:value-type="float" office:value="7" calcext:value-type="float">
            <text:p>7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7]+1" office:value-type="float" office:value="7" calcext:value-type="float">
            <text:p>7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8]+1" office:value-type="float" office:value="8" calcext:value-type="float">
            <text:p>8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9]+1" office:value-type="float" office:value="8" calcext:value-type="float">
            <text:p>8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20]+1" office:value-type="float" office:value="9" calcext:value-type="float">
            <text:p>9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21]+1" office:value-type="float" office:value="9" calcext:value-type="float">
            <text:p>9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22]+1" office:value-type="float" office:value="10" calcext:value-type="float">
            <text:p>10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23]+1" office:value-type="float" office:value="10" calcext:value-type="float">
            <text:p>10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24]+1" office:value-type="float" office:value="11" calcext:value-type="float">
            <text:p>11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25]+1" office:value-type="float" office:value="11" calcext:value-type="float">
            <text:p>11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26]+1" office:value-type="float" office:value="12" calcext:value-type="float">
            <text:p>12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27]+1" office:value-type="float" office:value="12" calcext:value-type="float">
            <text:p>12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28]+1" office:value-type="float" office:value="13" calcext:value-type="float">
            <text:p>13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29]+1" office:value-type="float" office:value="13" calcext:value-type="float">
            <text:p>13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30]+1" office:value-type="float" office:value="14" calcext:value-type="float">
            <text:p>14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31]+1" office:value-type="float" office:value="14" calcext:value-type="float">
            <text:p>14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32]+1" office:value-type="float" office:value="15" calcext:value-type="float">
            <text:p>15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33]+1" office:value-type="float" office:value="15" calcext:value-type="float">
            <text:p>15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34]+1" office:value-type="float" office:value="16" calcext:value-type="float">
            <text:p>16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35]+1" office:value-type="float" office:value="16" calcext:value-type="float">
            <text:p>16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36]+1" office:value-type="float" office:value="17" calcext:value-type="float">
            <text:p>17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37]+1" office:value-type="float" office:value="17" calcext:value-type="float">
            <text:p>17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38]+1" office:value-type="float" office:value="18" calcext:value-type="float">
            <text:p>18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39]+1" office:value-type="float" office:value="18" calcext:value-type="float">
            <text:p>18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40]+1" office:value-type="float" office:value="19" calcext:value-type="float">
            <text:p>19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41]+1" office:value-type="float" office:value="19" calcext:value-type="float">
            <text:p>19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42]+1" office:value-type="float" office:value="20" calcext:value-type="float">
            <text:p>20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43]+1" office:value-type="float" office:value="20" calcext:value-type="float">
            <text:p>20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44]+1" office:value-type="float" office:value="21" calcext:value-type="float">
            <text:p>21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45]+1" office:value-type="float" office:value="21" calcext:value-type="float">
            <text:p>21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46]+1" office:value-type="float" office:value="22" calcext:value-type="float">
            <text:p>22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47]+1" office:value-type="float" office:value="22" calcext:value-type="float">
            <text:p>22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48]+1" office:value-type="float" office:value="23" calcext:value-type="float">
            <text:p>23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49]+1" office:value-type="float" office:value="23" calcext:value-type="float">
            <text:p>23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50]+1" office:value-type="float" office:value="24" calcext:value-type="float">
            <text:p>24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51]+1" office:value-type="float" office:value="24" calcext:value-type="float">
            <text:p>24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52]+1" office:value-type="float" office:value="25" calcext:value-type="float">
            <text:p>25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53]+1" office:value-type="float" office:value="25" calcext:value-type="float">
            <text:p>25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54]+1" office:value-type="float" office:value="26" calcext:value-type="float">
            <text:p>26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55]+1" office:value-type="float" office:value="26" calcext:value-type="float">
            <text:p>26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56]+1" office:value-type="float" office:value="27" calcext:value-type="float">
            <text:p>27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57]+1" office:value-type="float" office:value="27" calcext:value-type="float">
            <text:p>27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58]+1" office:value-type="float" office:value="28" calcext:value-type="float">
            <text:p>28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59]+1" office:value-type="float" office:value="28" calcext:value-type="float">
            <text:p>28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60]+1" office:value-type="float" office:value="29" calcext:value-type="float">
            <text:p>29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61]+1" office:value-type="float" office:value="29" calcext:value-type="float">
            <text:p>29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62]+1" office:value-type="float" office:value="30" calcext:value-type="float">
            <text:p>30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63]+1" office:value-type="float" office:value="30" calcext:value-type="float">
            <text:p>30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64]+1" office:value-type="float" office:value="31" calcext:value-type="float">
            <text:p>31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65]+1" office:value-type="float" office:value="31" calcext:value-type="float">
            <text:p>31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66]+1" office:value-type="float" office:value="32" calcext:value-type="float">
            <text:p>32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67]+1" office:value-type="float" office:value="32" calcext:value-type="float">
            <text:p>32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68]+1" office:value-type="float" office:value="33" calcext:value-type="float">
            <text:p>33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69]+1" office:value-type="float" office:value="33" calcext:value-type="float">
            <text:p>33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70]+1" office:value-type="float" office:value="34" calcext:value-type="float">
            <text:p>34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71]+1" office:value-type="float" office:value="34" calcext:value-type="float">
            <text:p>34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72]+1" office:value-type="float" office:value="35" calcext:value-type="float">
            <text:p>35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73]+1" office:value-type="float" office:value="35" calcext:value-type="float">
            <text:p>35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74]+1" office:value-type="float" office:value="36" calcext:value-type="float">
            <text:p>36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75]+1" office:value-type="float" office:value="36" calcext:value-type="float">
            <text:p>36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76]+1" office:value-type="float" office:value="37" calcext:value-type="float">
            <text:p>37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77]+1" office:value-type="float" office:value="37" calcext:value-type="float">
            <text:p>37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78]+1" office:value-type="float" office:value="38" calcext:value-type="float">
            <text:p>38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79]+1" office:value-type="float" office:value="38" calcext:value-type="float">
            <text:p>38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80]+1" office:value-type="float" office:value="39" calcext:value-type="float">
            <text:p>39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81]+1" office:value-type="float" office:value="39" calcext:value-type="float">
            <text:p>39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82]+1" office:value-type="float" office:value="40" calcext:value-type="float">
            <text:p>40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83]+1" office:value-type="float" office:value="40" calcext:value-type="float">
            <text:p>40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84]+1" office:value-type="float" office:value="41" calcext:value-type="float">
            <text:p>41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85]+1" office:value-type="float" office:value="41" calcext:value-type="float">
            <text:p>41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86]+1" office:value-type="float" office:value="42" calcext:value-type="float">
            <text:p>42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87]+1" office:value-type="float" office:value="42" calcext:value-type="float">
            <text:p>42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88]+1" office:value-type="float" office:value="43" calcext:value-type="float">
            <text:p>43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89]+1" office:value-type="float" office:value="43" calcext:value-type="float">
            <text:p>43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90]+1" office:value-type="float" office:value="44" calcext:value-type="float">
            <text:p>44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91]+1" office:value-type="float" office:value="44" calcext:value-type="float">
            <text:p>44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92]+1" office:value-type="float" office:value="45" calcext:value-type="float">
            <text:p>45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93]+1" office:value-type="float" office:value="45" calcext:value-type="float">
            <text:p>45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94]+1" office:value-type="float" office:value="46" calcext:value-type="float">
            <text:p>46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95]+1" office:value-type="float" office:value="46" calcext:value-type="float">
            <text:p>46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96]+1" office:value-type="float" office:value="47" calcext:value-type="float">
            <text:p>47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97]+1" office:value-type="float" office:value="47" calcext:value-type="float">
            <text:p>47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98]+1" office:value-type="float" office:value="48" calcext:value-type="float">
            <text:p>48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99]+1" office:value-type="float" office:value="48" calcext:value-type="float">
            <text:p>48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00]+1" office:value-type="float" office:value="49" calcext:value-type="float">
            <text:p>49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01]+1" office:value-type="float" office:value="49" calcext:value-type="float">
            <text:p>49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02]+1" office:value-type="float" office:value="50" calcext:value-type="float">
            <text:p>50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03]+1" office:value-type="float" office:value="50" calcext:value-type="float">
            <text:p>50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04]+1" office:value-type="float" office:value="51" calcext:value-type="float">
            <text:p>51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05]+1" office:value-type="float" office:value="51" calcext:value-type="float">
            <text:p>51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06]+1" office:value-type="float" office:value="52" calcext:value-type="float">
            <text:p>52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07]+1" office:value-type="float" office:value="52" calcext:value-type="float">
            <text:p>52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08]+1" office:value-type="float" office:value="53" calcext:value-type="float">
            <text:p>53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09]+1" office:value-type="float" office:value="53" calcext:value-type="float">
            <text:p>53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10]+1" office:value-type="float" office:value="54" calcext:value-type="float">
            <text:p>54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11]+1" office:value-type="float" office:value="54" calcext:value-type="float">
            <text:p>54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12]+1" office:value-type="float" office:value="55" calcext:value-type="float">
            <text:p>55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13]+1" office:value-type="float" office:value="55" calcext:value-type="float">
            <text:p>55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14]+1" office:value-type="float" office:value="56" calcext:value-type="float">
            <text:p>56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15]+1" office:value-type="float" office:value="56" calcext:value-type="float">
            <text:p>56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16]+1" office:value-type="float" office:value="57" calcext:value-type="float">
            <text:p>57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17]+1" office:value-type="float" office:value="57" calcext:value-type="float">
            <text:p>57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18]+1" office:value-type="float" office:value="58" calcext:value-type="float">
            <text:p>58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19]+1" office:value-type="float" office:value="58" calcext:value-type="float">
            <text:p>58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20]+1" office:value-type="float" office:value="59" calcext:value-type="float">
            <text:p>59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21]+1" office:value-type="float" office:value="59" calcext:value-type="float">
            <text:p>59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22]+1" office:value-type="float" office:value="60" calcext:value-type="float">
            <text:p>60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23]+1" office:value-type="float" office:value="60" calcext:value-type="float">
            <text:p>60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24]+1" office:value-type="float" office:value="61" calcext:value-type="float">
            <text:p>61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25]+1" office:value-type="float" office:value="61" calcext:value-type="float">
            <text:p>61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26]+1" office:value-type="float" office:value="62" calcext:value-type="float">
            <text:p>62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27]+1" office:value-type="float" office:value="62" calcext:value-type="float">
            <text:p>62</text:p>
          </table:table-cell>
          <table:table-cell table:number-columns-repeated="128"/>
        </table:table-row>
        <table:table-row table:style-name="ro1">
          <table:table-cell table:number-columns-repeated="2"/>
          <table:table-cell table:formula="of:=[.C128]+1" office:value-type="float" office:value="63" calcext:value-type="float">
            <text:p>63</text:p>
          </table:table-cell>
          <table:table-cell office:value-type="float" office:value="-31.3" calcext:value-type="float">
            <text:p>-31.3</text:p>
          </table:table-cell>
          <table:table-cell office:value-type="float" office:value="31.3" calcext:value-type="float">
            <text:p>31.3</text:p>
          </table:table-cell>
          <table:table-cell table:number-columns-repeated="126"/>
        </table:table-row>
        <table:table-row table:style-name="ro1">
          <table:table-cell table:number-columns-repeated="2"/>
          <table:table-cell table:formula="of:=[.C129]+1" office:value-type="float" office:value="63" calcext:value-type="float">
            <text:p>63</text:p>
          </table:table-cell>
          <table:table-cell office:value-type="float" office:value="-31.6" calcext:value-type="float">
            <text:p>-31.6</text:p>
          </table:table-cell>
          <table:table-cell office:value-type="float" office:value="31.6" calcext:value-type="float">
            <text:p>31.6</text:p>
          </table:table-cell>
          <table:table-cell table:number-columns-repeated="126"/>
        </table:table-row>
        <table:table-row table:style-name="ro1" table:number-rows-repeated="61">
          <table:table-cell table:number-columns-repeated="131"/>
        </table:table-row>
        <table:table-row table:style-name="ro1" table:number-rows-repeated="1048383">
          <table:table-cell table:number-columns-repeated="131"/>
        </table:table-row>
        <table:table-row table:style-name="ro1">
          <table:table-cell table:number-columns-repeated="1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22:52:40.884923576</meta:creation-date>
    <dc:date>2020-07-22T23:31:08.996284150</dc:date>
    <meta:editing-duration>PT6M7S</meta:editing-duration>
    <meta:editing-cycles>1</meta:editing-cycles>
    <meta:document-statistic meta:table-count="1" meta:cell-count="530" meta:object-count="0"/>
    <meta:generator>LibreOffice/6.0.7.3$Linux_X86_64 LibreOffice_project/00m0$Build-3</meta:generator>
  </office:meta>
</office:document-meta>
</file>